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1.6875in"/>
    </style:style>
    <style:style style:name="co4" style:family="table-column">
      <style:table-column-properties fo:break-before="auto" style:column-width="0.71875in"/>
    </style:style>
    <style:style style:name="co5" style:family="table-column">
      <style:table-column-properties fo:break-before="auto" style:column-width="0.3020833333333333in"/>
    </style:style>
    <style:style style:name="co6" style:family="table-column">
      <style:table-column-properties fo:break-before="auto" style:column-width="1.5208333333333333in"/>
    </style:style>
    <style:style style:name="co7" style:family="table-column">
      <style:table-column-properties fo:break-before="auto" style:column-width="0.8020833333333334in"/>
    </style:style>
    <style:style style:name="co8" style:family="table-column">
      <style:table-column-properties fo:break-before="auto" style:column-width="0.8229166666666666in"/>
    </style:style>
    <style:style style:name="co9" style:family="table-column">
      <style:table-column-properties fo:break-before="auto" style:column-width="0.6770833333333334in"/>
    </style:style>
    <style:style style:name="co10" style:family="table-column">
      <style:table-column-properties fo:break-before="auto" style:column-width="1.07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 fo:background-color="#F1C232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FF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8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81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79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81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78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0" style:family="table-cell" style:parent-style-name="Default" style:data-style-name="N182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1" style:family="table-cell" style:parent-style-name="Default" style:data-style-name="N179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bottom="1.0pt solid #000000" fo:wrap-option="wrap" style:vertical-align="bottom" fo:background-color="#F1C232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FF" style:text-underline-style="none"/>
    </style:style>
    <style:style style:name="ce45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78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bottom="1.0pt solid #000000" fo:wrap-option="wrap" style:vertical-align="bottom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top="1.0pt solid #000000" fo:wrap-option="wrap" style:vertical-align="bottom" fo:background-color="#F1C232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FF" style:text-underline-style="none"/>
    </style:style>
    <style:style style:name="ce5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8">
      <style:table-cell-properties fo:wrap-option="wrap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80">
      <style:table-cell-properties fo:border-top="1.0pt solid #000000"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0">
      <style:table-cell-properties fo:border-top="1.0pt solid #000000"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78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78">
      <style:table-cell-properties fo:border-right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80">
      <style:table-cell-properties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ce63" style:family="table-cell" style:parent-style-name="Default" style:data-style-name="N0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82">
      <style:table-cell-properties fo:wrap-option="wrap" style:vertical-align="bottom" fo:background-color="#C9DAF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9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70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4" table:default-cell-style-name="ce-1"/>
        <table:table-column table:style-name="co8" table:default-cell-style-name="ce-1"/>
        <table:table-column table:style-name="co9" table:default-cell-style-name="ce-1"/>
        <table:table-column table:style-name="co1" table:number-columns-repeated="2" table:default-cell-style-name="ce-1"/>
        <table:table-column table:style-name="co10" table:default-cell-style-name="ce-1"/>
        <table:table-column table:style-name="co1" table:number-columns-repeated="9" table:default-cell-style-name="ce-1"/>
        <table:table-column table:style-name="co1" table:default-cell-style-name="ce15" table:number-columns-repeated="235"/>
        <table:table-row table:number-rows-repeated="1" table:style-name="ro1"/>
        <table:table-row table:style-name="ro2">
          <table:table-cell table:number-columns-repeated="5"/>
          <table:table-cell table:style-name="ce21" office:value-type="string">
            <text:p>ciclos</text:p>
          </table:table-cell>
          <table:table-cell table:style-name="ce22" office:value-type="string">
            <text:p>check CLK</text:p>
          </table:table-cell>
          <table:table-cell table:style-name="ce22" office:value-type="string">
            <text:p>check SEG</text:p>
          </table:table-cell>
          <table:table-cell table:style-name="ce22" office:value-type="string">
            <text:p>ciclos</text:p>
          </table:table-cell>
          <table:table-cell table:style-name="ce23" table:number-columns-spanned="2" table:number-rows-spanned="1" office:value-type="string">
            <text:p>1 ciclo (em seg)</text:p>
          </table:table-cell>
          <table:covered-table-cell/>
          <table:table-cell table:style-name="ce22" office:value-type="string">
            <text:p>Ciclos com Pre-Scaler</text:p>
          </table:table-cell>
          <table:table-cell table:style-name="ce22" office:value-type="string">
            <text:p>Ciclos com FOSC/4</text:p>
          </table:table-cell>
        </table:table-row>
        <table:table-row table:style-name="ro3">
          <table:table-cell/>
          <table:table-cell table:style-name="ce24" office:value-type="string">
            <text:p>Freq Oscilador</text:p>
          </table:table-cell>
          <table:table-cell table:style-name="ce25" office:value-type="float" office:value="32768">
            <text:p>32,768.</text:p>
          </table:table-cell>
          <table:table-cell/>
          <table:table-cell table:style-name="ce26" office:value-type="string">
            <text:p>Em 2 Seg, oscila</text:p>
          </table:table-cell>
          <table:table-cell table:style-name="ce27" table:formula="oooc:=[.$C$3]*2" office:value-type="float" office:value="65536">
            <text:p>65,536</text:p>
          </table:table-cell>
          <table:table-cell table:style-name="ce24" table:formula="oooc:=[.F3]/(2)" office:value-type="float" office:value="32768">
            <text:p>32768</text:p>
          </table:table-cell>
          <table:table-cell table:style-name="ce28" table:formula="oooc:=[.F3]/[.$C$3]" office:value-type="float" office:value="2">
            <text:p>2.00</text:p>
          </table:table-cell>
          <table:table-cell table:style-name="ce29" table:formula="oooc:=[.F3]" office:value-type="float" office:value="65536">
            <text:p>65,536</text:p>
          </table:table-cell>
          <table:table-cell table:style-name="ce30"/>
          <table:table-cell table:style-name="ce31"/>
          <table:table-cell table:style-name="ce32" table:formula="oooc:=[.I3]*[.$C$14]" office:value-type="float" office:value="8192">
            <text:p>8,192.00</text:p>
          </table:table-cell>
          <table:table-cell table:style-name="ce32" table:formula="oooc:=[.L3]/4" office:value-type="float" office:value="2048">
            <text:p>2,048.00</text:p>
          </table:table-cell>
        </table:table-row>
        <table:table-row table:style-name="ro3">
          <table:table-cell table:number-columns-repeated="4"/>
          <table:table-cell table:style-name="ce26" office:value-type="string">
            <text:p>Em 1,5 Seg, oscila</text:p>
          </table:table-cell>
          <table:table-cell table:style-name="ce27" table:formula="oooc:=[.$C$3]*(1.5)" office:value-type="float" office:value="49152">
            <text:p>49,152</text:p>
          </table:table-cell>
          <table:table-cell table:style-name="ce24" table:formula="oooc:=[.F4]/(1.5)" office:value-type="float" office:value="32768">
            <text:p>32768</text:p>
          </table:table-cell>
          <table:table-cell table:style-name="ce28" table:formula="oooc:=[.F4]/[.$C$3]" office:value-type="float" office:value="1.5">
            <text:p>1.50</text:p>
          </table:table-cell>
          <table:table-cell table:style-name="ce29" table:formula="oooc:=[.F4]" office:value-type="float" office:value="49152">
            <text:p>49,152</text:p>
          </table:table-cell>
          <table:table-cell table:style-name="ce33"/>
          <table:table-cell table:style-name="ce34"/>
          <table:table-cell table:style-name="ce32" table:formula="oooc:=[.I4]*[.$C$14]" office:value-type="float" office:value="6144">
            <text:p>6,144.00</text:p>
          </table:table-cell>
          <table:table-cell table:style-name="ce32" table:formula="oooc:=[.L4]/4" office:value-type="float" office:value="1536">
            <text:p>1,536.00</text:p>
          </table:table-cell>
        </table:table-row>
        <table:table-row table:style-name="ro3">
          <table:table-cell table:number-columns-repeated="4"/>
          <table:table-cell table:style-name="ce35" office:value-type="string">
            <text:p>Em 1 Seg, oscila</text:p>
          </table:table-cell>
          <table:table-cell table:style-name="ce36" table:formula="oooc:=[.$C$3]*(1)" office:value-type="float" office:value="32768">
            <text:p>32,768</text:p>
          </table:table-cell>
          <table:table-cell table:style-name="ce37" table:formula="oooc:=[.F5]/(1)" office:value-type="float" office:value="32768">
            <text:p>32768</text:p>
          </table:table-cell>
          <table:table-cell table:style-name="ce38" table:formula="oooc:=[.F5]/[.$C$3]" office:value-type="float" office:value="1">
            <text:p>1.00</text:p>
          </table:table-cell>
          <table:table-cell table:style-name="ce29" table:formula="oooc:=[.F5]" office:value-type="float" office:value="32768">
            <text:p>32,768</text:p>
          </table:table-cell>
          <table:table-cell table:style-name="ce39" table:formula="oooc:=1/[.F5]" office:value-type="float" office:value="3.0517578125E-5">
            <text:p>3.05E-05</text:p>
          </table:table-cell>
          <table:table-cell table:style-name="ce40" table:formula="oooc:=[.J5]" office:value-type="float" office:value="3.0517578125E-5">
            <text:p>0.000030518</text:p>
          </table:table-cell>
          <table:table-cell table:style-name="ce41" table:formula="oooc:=[.I5]*[.$C$14]" office:value-type="float" office:value="4096">
            <text:p>4,096.00</text:p>
          </table:table-cell>
          <table:table-cell table:style-name="ce41" table:formula="oooc:=[.L5]/4" office:value-type="float" office:value="1024">
            <text:p>1,024.00</text:p>
          </table:table-cell>
        </table:table-row>
        <table:table-row table:style-name="ro2">
          <table:table-cell table:number-columns-repeated="4"/>
          <table:table-cell table:style-name="ce26" office:value-type="string">
            <text:p>Em 0,75 Seg, oscila</text:p>
          </table:table-cell>
          <table:table-cell table:style-name="ce27" table:formula="oooc:=[.$C$3]*(0.75)" office:value-type="float" office:value="24576">
            <text:p>24,576</text:p>
          </table:table-cell>
          <table:table-cell table:style-name="ce24" table:formula="oooc:=[.F6]/(0.75)" office:value-type="float" office:value="32768">
            <text:p>32768</text:p>
          </table:table-cell>
          <table:table-cell table:style-name="ce28" table:formula="oooc:=[.F6]/[.$C$3]" office:value-type="float" office:value="0.75">
            <text:p>0.75</text:p>
          </table:table-cell>
          <table:table-cell table:style-name="ce29" table:formula="oooc:=[.F6]" office:value-type="float" office:value="24576">
            <text:p>24,576</text:p>
          </table:table-cell>
          <table:table-cell table:style-name="ce33"/>
          <table:table-cell table:style-name="ce34"/>
          <table:table-cell table:style-name="ce32" table:formula="oooc:=[.I6]*[.$C$14]" office:value-type="float" office:value="3072">
            <text:p>3,072.00</text:p>
          </table:table-cell>
          <table:table-cell table:style-name="ce32" table:formula="oooc:=[.L6]/4" office:value-type="float" office:value="768">
            <text:p>768.00</text:p>
          </table:table-cell>
        </table:table-row>
        <table:table-row table:style-name="ro3">
          <table:table-cell table:number-columns-repeated="4"/>
          <table:table-cell table:style-name="ce26" office:value-type="string">
            <text:p>Em 0,5 Seg, oscila</text:p>
          </table:table-cell>
          <table:table-cell table:style-name="ce27" table:formula="oooc:=[.$C$3]*0.5" office:value-type="float" office:value="16384">
            <text:p>16,384</text:p>
          </table:table-cell>
          <table:table-cell table:style-name="ce24" table:formula="oooc:=[.F7]/(0.5)" office:value-type="float" office:value="32768">
            <text:p>32768</text:p>
          </table:table-cell>
          <table:table-cell table:style-name="ce28" table:formula="oooc:=[.F7]/[.$C$3]" office:value-type="float" office:value="0.5">
            <text:p>0.50</text:p>
          </table:table-cell>
          <table:table-cell table:style-name="ce29" table:formula="oooc:=[.F7]" office:value-type="float" office:value="16384">
            <text:p>16,384</text:p>
          </table:table-cell>
          <table:table-cell table:style-name="ce33"/>
          <table:table-cell table:style-name="ce34"/>
          <table:table-cell table:style-name="ce32" table:formula="oooc:=[.I7]*[.$C$14]" office:value-type="float" office:value="2048">
            <text:p>2,048.00</text:p>
          </table:table-cell>
          <table:table-cell table:style-name="ce32" table:formula="oooc:=[.L7]/4" office:value-type="float" office:value="512">
            <text:p>512.00</text:p>
          </table:table-cell>
        </table:table-row>
        <table:table-row table:style-name="ro2">
          <table:table-cell table:number-columns-repeated="4"/>
          <table:table-cell table:style-name="ce26" office:value-type="string">
            <text:p>Em 0,25 Seg, oscila</text:p>
          </table:table-cell>
          <table:table-cell table:style-name="ce27" table:formula="oooc:=[.$C$3]*(0.5/2)" office:value-type="float" office:value="8192">
            <text:p>8,192</text:p>
          </table:table-cell>
          <table:table-cell table:style-name="ce24" table:formula="oooc:=[.F8]/(0.5/2)" office:value-type="float" office:value="32768">
            <text:p>32768</text:p>
          </table:table-cell>
          <table:table-cell table:style-name="ce28" table:formula="oooc:=[.F8]/[.$C$3]" office:value-type="float" office:value="0.25">
            <text:p>0.25</text:p>
          </table:table-cell>
          <table:table-cell table:style-name="ce29" table:formula="oooc:=[.F8]" office:value-type="float" office:value="8192">
            <text:p>8,192</text:p>
          </table:table-cell>
          <table:table-cell table:style-name="ce33"/>
          <table:table-cell table:style-name="ce34"/>
          <table:table-cell table:style-name="ce32" table:formula="oooc:=[.I8]*[.$C$14]" office:value-type="float" office:value="1024">
            <text:p>1,024.00</text:p>
          </table:table-cell>
          <table:table-cell table:style-name="ce32" table:formula="oooc:=[.L8]/4" office:value-type="float" office:value="256">
            <text:p>256.00</text:p>
          </table:table-cell>
        </table:table-row>
        <table:table-row table:style-name="ro2">
          <table:table-cell table:number-columns-repeated="4"/>
          <table:table-cell table:style-name="ce35" office:value-type="string">
            <text:p>Em 0,1 Seg, oscila</text:p>
          </table:table-cell>
          <table:table-cell table:style-name="ce36" table:formula="oooc:=[.$C$3]*(0.1)" office:value-type="float" office:value="3276.8">
            <text:p>3,277</text:p>
          </table:table-cell>
          <table:table-cell table:style-name="ce37" table:formula="oooc:=[.F9]/(0.1)" office:value-type="float" office:value="32768">
            <text:p>32768</text:p>
          </table:table-cell>
          <table:table-cell table:style-name="ce38" table:formula="oooc:=[.F9]/[.$C$3]" office:value-type="float" office:value="0.1">
            <text:p>0.10</text:p>
          </table:table-cell>
          <table:table-cell table:style-name="ce42" table:formula="oooc:=[.F9]" office:value-type="float" office:value="3276.8">
            <text:p>3,277</text:p>
          </table:table-cell>
          <table:table-cell table:style-name="ce33"/>
          <table:table-cell table:style-name="ce34"/>
          <table:table-cell table:style-name="ce41" table:formula="oooc:=[.I9]*[.$C$14]" office:value-type="float" office:value="409.6">
            <text:p>409.60</text:p>
          </table:table-cell>
          <table:table-cell table:style-name="ce41" table:formula="oooc:=[.L9]/4" office:value-type="float" office:value="102.4">
            <text:p>102.40</text:p>
          </table:table-cell>
        </table:table-row>
        <table:table-row table:style-name="ro2">
          <table:table-cell table:number-columns-repeated="4"/>
          <table:table-cell table:style-name="ce26" office:value-type="string">
            <text:p>Em 0,05 Seg, oscila</text:p>
          </table:table-cell>
          <table:table-cell table:style-name="ce27" table:formula="oooc:=[.$C$3]*(0.05)" office:value-type="float" office:value="1638.4">
            <text:p>1,638</text:p>
          </table:table-cell>
          <table:table-cell table:style-name="ce24" table:formula="oooc:=[.F10]/(0.05)" office:value-type="float" office:value="32768">
            <text:p>32768</text:p>
          </table:table-cell>
          <table:table-cell table:style-name="ce28" table:formula="oooc:=[.F10]/[.$C$3]" office:value-type="float" office:value="0.05">
            <text:p>0.05</text:p>
          </table:table-cell>
          <table:table-cell table:style-name="ce29" table:formula="oooc:=[.H10]*[.$C$3]" office:value-type="float" office:value="1638.4">
            <text:p>1,638</text:p>
          </table:table-cell>
          <table:table-cell table:number-columns-repeated="2"/>
          <table:table-cell table:style-name="ce32" table:formula="oooc:=[.I10]*[.$C$14]" office:value-type="float" office:value="204.8">
            <text:p>204.80</text:p>
          </table:table-cell>
          <table:table-cell table:style-name="ce32" table:formula="oooc:=[.L10]/4" office:value-type="float" office:value="51.2">
            <text:p>51.20</text:p>
          </table:table-cell>
        </table:table-row>
        <table:table-row table:style-name="ro3">
          <table:table-cell table:number-columns-repeated="7"/>
          <table:table-cell table:style-name="ce24" office:value-type="float" office:value="0.04">
            <text:p>0.04</text:p>
          </table:table-cell>
          <table:table-cell table:style-name="ce29" table:formula="oooc:=[.H11]*[.$C$3]" office:value-type="float" office:value="1310.72">
            <text:p>1,311</text:p>
          </table:table-cell>
        </table:table-row>
        <table:table-row table:style-name="ro3">
          <table:table-cell table:number-columns-repeated="7"/>
          <table:table-cell table:style-name="ce24" office:value-type="float" office:value="0.03">
            <text:p>0.03</text:p>
          </table:table-cell>
          <table:table-cell table:style-name="ce29" table:formula="oooc:=[.H12]*[.$C$3]" office:value-type="float" office:value="983.04">
            <text:p>983</text:p>
          </table:table-cell>
        </table:table-row>
        <table:table-row table:style-name="ro2">
          <table:table-cell/>
          <table:table-cell table:style-name="ce43" office:value-type="string">
            <text:p>Tempo Desejado (segundos)</text:p>
          </table:table-cell>
          <table:table-cell table:style-name="ce44" office:value-type="float" office:value="15">
            <text:p>15</text:p>
          </table:table-cell>
          <table:table-cell table:number-columns-repeated="3" table:style-name="ce43"/>
          <table:table-cell/>
          <table:table-cell table:style-name="ce45" office:value-type="float" office:value="0.02">
            <text:p>0.02</text:p>
          </table:table-cell>
          <table:table-cell table:style-name="ce46" table:formula="oooc:=[.H13]*[.$C$3]" office:value-type="float" office:value="655.36">
            <text:p>655</text:p>
          </table:table-cell>
          <table:table-cell table:style-name="ce47" table:number-columns-spanned="2" table:number-rows-spanned="1" office:value-type="string">
            <text:p>tempo em fracao de segundos</text:p>
          </table:table-cell>
          <table:covered-table-cell/>
        </table:table-row>
        <table:table-row table:style-name="ro3">
          <table:table-cell table:style-name="ce48"/>
          <table:table-cell table:style-name="ce49" office:value-type="string">
            <text:p>Pre-Scaler</text:p>
          </table:table-cell>
          <table:table-cell table:style-name="ce50" table:formula="oooc:=1/8" office:value-type="float" office:value="0.125">
            <text:p>0.125</text:p>
          </table:table-cell>
          <table:table-cell table:style-name="ce51"/>
          <table:table-cell table:style-name="ce51" office:value-type="string">
            <text:p>Com Fosc/4</text:p>
          </table:table-cell>
          <table:table-cell table:style-name="ce52"/>
          <table:table-cell table:style-name="ce53"/>
          <table:table-cell table:style-name="ce54" office:value-type="float" office:value="0.01">
            <text:p>0.01</text:p>
          </table:table-cell>
          <table:table-cell table:style-name="ce55" table:formula="oooc:=[.H14]*[.$C$3]" office:value-type="float" office:value="327.68">
            <text:p>328</text:p>
          </table:table-cell>
          <table:table-cell table:style-name="ce56" table:formula="oooc:=[.H14]" office:value-type="float" office:value="0.01">
            <text:p>1.00E-02</text:p>
          </table:table-cell>
          <table:table-cell table:style-name="ce57" office:value-type="string">
            <text:p>centesimo seg</text:p>
          </table:table-cell>
        </table:table-row>
        <table:table-row table:style-name="ro3">
          <table:table-cell table:style-name="ce48"/>
          <table:table-cell table:style-name="ce53"/>
          <table:table-cell table:number-columns-repeated="2"/>
          <table:table-cell table:style-name="ce22" office:value-type="string">
            <text:p>check</text:p>
          </table:table-cell>
          <table:table-cell table:style-name="ce48" office:value-type="string">
            <text:p>check</text:p>
          </table:table-cell>
          <table:table-cell table:style-name="ce53"/>
          <table:table-cell table:style-name="ce45" office:value-type="float" office:value="0.005">
            <text:p>0.005</text:p>
          </table:table-cell>
          <table:table-cell table:style-name="ce46" table:formula="oooc:=[.H15]*[.$C$3]" office:value-type="float" office:value="163.84">
            <text:p>164</text:p>
          </table:table-cell>
          <table:table-cell table:number-columns-repeated="2" table:style-name="ce58"/>
        </table:table-row>
        <table:table-row table:style-name="ro3">
          <table:table-cell table:style-name="ce48"/>
          <table:table-cell table:style-name="ce59" table:formula="oooc:=([.C13]*([.C3]/4))*[.C14]" office:value-type="float" office:value="15360">
            <text:p>15,360</text:p>
          </table:table-cell>
          <table:table-cell table:style-name="ce24" office:value-type="string">
            <text:p>(ciclos)</text:p>
          </table:table-cell>
          <table:table-cell/>
          <table:table-cell table:style-name="ce29" table:formula="oooc:=[.B16]*4" office:value-type="float" office:value="61440">
            <text:p>61,440</text:p>
          </table:table-cell>
          <table:table-cell table:style-name="ce60" table:formula="oooc:=[.E16]/[.C14]" office:value-type="float" office:value="491520">
            <text:p>491,520</text:p>
          </table:table-cell>
          <table:table-cell table:style-name="ce53"/>
          <table:table-cell table:style-name="ce45" office:value-type="float" office:value="0.0025">
            <text:p>0.0025</text:p>
          </table:table-cell>
          <table:table-cell table:style-name="ce46" table:formula="oooc:=[.H16]*[.$C$3]" office:value-type="float" office:value="81.92">
            <text:p>82</text:p>
          </table:table-cell>
          <table:table-cell table:number-columns-repeated="2" table:style-name="ce58"/>
        </table:table-row>
        <table:table-row table:style-name="ro2">
          <table:table-cell table:style-name="ce48"/>
          <table:table-cell table:style-name="ce61" table:formula="oooc:=65536-[.B16]" office:value-type="float" office:value="50176">
            <text:p>50176</text:p>
          </table:table-cell>
          <table:table-cell table:style-name="ce62" table:formula="oooc:=DEC2HEX([.B17])" office:value-type="string">
            <text:p>C400</text:p>
          </table:table-cell>
          <table:table-cell table:style-name="ce43"/>
          <table:table-cell table:style-name="ce63" table:number-columns-spanned="2" table:number-rows-spanned="1" office:value-type="string">
            <text:p>obs: para oscilador principal da MCU</text:p>
          </table:table-cell>
          <table:covered-table-cell/>
          <table:table-cell table:style-name="ce53"/>
          <table:table-cell table:style-name="ce54" office:value-type="float" office:value="0.001">
            <text:p>0.001</text:p>
          </table:table-cell>
          <table:table-cell table:style-name="ce55" table:formula="oooc:=[.H17]*[.$C$3]" office:value-type="float" office:value="32.768">
            <text:p>33</text:p>
          </table:table-cell>
          <table:table-cell table:style-name="ce65" table:formula="oooc:=[.H17]" office:value-type="float" office:value="0.001">
            <text:p>1.00E-03</text:p>
          </table:table-cell>
          <table:table-cell table:style-name="ce66" office:value-type="string">
            <text:p>milisegundo</text:p>
          </table:table-cell>
        </table:table-row>
        <table:table-row table:style-name="ro3">
          <table:table-cell/>
          <table:table-cell table:number-columns-repeated="5" table:style-name="ce51"/>
          <table:table-cell/>
          <table:table-cell table:style-name="ce45" office:value-type="float" office:value="5.0E-4">
            <text:p>0.0005</text:p>
          </table:table-cell>
          <table:table-cell table:style-name="ce46" table:formula="oooc:=[.H18]*[.$C$3]" office:value-type="float" office:value="16.384">
            <text:p>16</text:p>
          </table:table-cell>
          <table:table-cell table:number-columns-repeated="2" table:style-name="ce58"/>
        </table:table-row>
        <table:table-row table:style-name="ro3">
          <table:table-cell/>
          <table:table-cell table:number-columns-repeated="5" table:style-name="ce43"/>
          <table:table-cell/>
          <table:table-cell table:style-name="ce45" office:value-type="float" office:value="2.5E-4">
            <text:p>0.00025</text:p>
          </table:table-cell>
          <table:table-cell table:style-name="ce46" table:formula="oooc:=[.H19]*[.$C$3]" office:value-type="float" office:value="8.192">
            <text:p>8</text:p>
          </table:table-cell>
          <table:table-cell table:style-name="ce67"/>
          <table:table-cell table:style-name="ce58"/>
        </table:table-row>
        <table:table-row table:style-name="ro3">
          <table:table-cell table:style-name="ce48"/>
          <table:table-cell table:style-name="ce49" office:value-type="string">
            <text:p>Pre-Scaler</text:p>
          </table:table-cell>
          <table:table-cell table:style-name="ce51" table:formula="oooc:=[.C14]" office:value-type="float" office:value="0.125">
            <text:p>0.125</text:p>
          </table:table-cell>
          <table:table-cell table:style-name="ce51"/>
          <table:table-cell table:style-name="ce51" office:value-type="string">
            <text:p>Sem Fosc/4</text:p>
          </table:table-cell>
          <table:table-cell table:style-name="ce52"/>
          <table:table-cell table:style-name="ce53"/>
          <table:table-cell table:style-name="ce45" office:value-type="float" office:value="1.0E-4">
            <text:p>0.0001</text:p>
          </table:table-cell>
          <table:table-cell table:style-name="ce46" table:formula="oooc:=[.H20]*[.$C$3]" office:value-type="float" office:value="3.2768">
            <text:p>3</text:p>
          </table:table-cell>
          <table:table-cell table:style-name="ce67" table:formula="oooc:=[.H20]" office:value-type="float" office:value="1.0E-4">
            <text:p>1.00E-04</text:p>
          </table:table-cell>
          <table:table-cell table:style-name="ce58"/>
        </table:table-row>
        <table:table-row table:style-name="ro3">
          <table:table-cell table:style-name="ce48"/>
          <table:table-cell table:style-name="ce53"/>
          <table:table-cell table:number-columns-repeated="3"/>
          <table:table-cell table:style-name="ce48"/>
          <table:table-cell table:style-name="ce53"/>
          <table:table-cell table:style-name="ce45" office:value-type="float" office:value="5.0E-5">
            <text:p>0.00005</text:p>
          </table:table-cell>
          <table:table-cell table:style-name="ce46" table:formula="oooc:=[.H21]*[.$C$3]" office:value-type="float" office:value="1.6384">
            <text:p>2</text:p>
          </table:table-cell>
          <table:table-cell table:number-columns-repeated="2" table:style-name="ce58"/>
        </table:table-row>
        <table:table-row table:style-name="ro3">
          <table:table-cell table:style-name="ce48"/>
          <table:table-cell table:style-name="ce59" table:formula="oooc:=([.$C$13]*([.$C$3]))*[.$C$14]" office:value-type="float" office:value="61440">
            <text:p>61,440</text:p>
          </table:table-cell>
          <table:table-cell table:number-columns-repeated="3"/>
          <table:table-cell table:style-name="ce48"/>
          <table:table-cell table:style-name="ce53"/>
          <table:table-cell table:style-name="ce45" office:value-type="float" office:value="2.5E-5">
            <text:p>0.000025</text:p>
          </table:table-cell>
          <table:table-cell table:style-name="ce46" table:formula="oooc:=[.H22]*[.$C$3]" office:value-type="float" office:value="0.8192">
            <text:p>1</text:p>
          </table:table-cell>
          <table:table-cell table:style-name="ce67"/>
          <table:table-cell table:style-name="ce58"/>
        </table:table-row>
        <table:table-row table:style-name="ro2">
          <table:table-cell table:style-name="ce48"/>
          <table:table-cell table:style-name="ce61" table:formula="oooc:=65536-[.B22]" office:value-type="float" office:value="4096">
            <text:p>4096</text:p>
          </table:table-cell>
          <table:table-cell table:style-name="ce62" table:formula="oooc:=DEC2HEX([.B23])" office:value-type="string">
            <text:p>1000</text:p>
          </table:table-cell>
          <table:table-cell table:style-name="ce43"/>
          <table:table-cell table:style-name="ce63" table:number-columns-spanned="2" table:number-rows-spanned="1" office:value-type="string">
            <text:p>obs: para cristal de 32khz auxiliar</text:p>
          </table:table-cell>
          <table:covered-table-cell/>
          <table:table-cell table:style-name="ce53"/>
          <table:table-cell table:style-name="ce45" office:value-type="float" office:value="1.0E-5">
            <text:p>0.00001</text:p>
          </table:table-cell>
          <table:table-cell table:style-name="ce46" table:formula="oooc:=[.H23]*[.$C$3]" office:value-type="float" office:value="0.32768">
            <text:p>0</text:p>
          </table:table-cell>
          <table:table-cell table:style-name="ce67" table:formula="oooc:=[.H23]" office:value-type="float" office:value="1.0E-5">
            <text:p>1.00E-05</text:p>
          </table:table-cell>
          <table:table-cell table:style-name="ce58"/>
        </table:table-row>
        <table:table-row table:style-name="ro3">
          <table:table-cell/>
          <table:table-cell table:number-columns-repeated="5" table:style-name="ce51"/>
          <table:table-cell/>
          <table:table-cell table:style-name="ce45" office:value-type="float" office:value="5.0E-6">
            <text:p>0.000005</text:p>
          </table:table-cell>
          <table:table-cell table:style-name="ce46" table:formula="oooc:=[.H24]*[.$C$3]" office:value-type="float" office:value="0.16384">
            <text:p>0</text:p>
          </table:table-cell>
          <table:table-cell table:number-columns-repeated="2" table:style-name="ce58"/>
        </table:table-row>
        <table:table-row table:style-name="ro3">
          <table:table-cell table:number-columns-repeated="7"/>
          <table:table-cell table:style-name="ce45" office:value-type="float" office:value="2.5E-6">
            <text:p>0.0000025</text:p>
          </table:table-cell>
          <table:table-cell table:style-name="ce46" table:formula="oooc:=[.H25]*[.$C$3]" office:value-type="float" office:value="0.08192">
            <text:p>0</text:p>
          </table:table-cell>
          <table:table-cell table:number-columns-repeated="2" table:style-name="ce58"/>
        </table:table-row>
        <table:table-row table:style-name="ro3">
          <table:table-cell table:number-columns-repeated="7"/>
          <table:table-cell table:style-name="ce54" office:value-type="float" office:value="1.0E-6">
            <text:p>0.000001</text:p>
          </table:table-cell>
          <table:table-cell table:style-name="ce54" table:formula="oooc:=[.H26]*[.$C$3]" office:value-type="float" office:value="0.032768">
            <text:p>0.032768</text:p>
          </table:table-cell>
          <table:table-cell table:style-name="ce65" table:formula="oooc:=[.H26]" office:value-type="float" office:value="1.0E-6">
            <text:p>1.00E-06</text:p>
          </table:table-cell>
          <table:table-cell table:style-name="ce66" office:value-type="string">
            <text:p>microsegundo</text:p>
          </table:table-cell>
        </table:table-row>
        <table:table-row table:number-rows-repeated="1" table:style-name="ro1"/>
        <table:table-row table:style-name="ro3">
          <table:table-cell table:number-columns-repeated="7"/>
          <table:table-cell table:style-name="ce68" table:formula="oooc:=[.K5]" office:value-type="float" office:value="3.0517578125E-5">
            <text:p>0.000030518</text:p>
          </table:table-cell>
          <table:table-cell table:style-name="ce69" table:formula="oooc:=[.H28]*[.$C$3]" office:value-type="float" office:value="1">
            <text:p>1</text:p>
          </table:table-cell>
          <table:table-cell table:style-name="ce70" table:formula="oooc:=[.H28]" office:value-type="float" office:value="3.0517578125E-5">
            <text:p>3.05E-05</text:p>
          </table:table-cell>
          <table:table-cell table:style-name="ce24" office:value-type="string">
            <text:p>(um ciclo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5"/>
    </number:number-style>
    <number:number-style style:name="N178">
      <number:number number:decimal-places="0" number:min-integer-digits="1" number:grouping="true"/>
    </number:number-style>
    <number:number-style style:name="N179">
      <number:number number:min-integer-digits="1" number:grouping="true" number:decimal-places="2"/>
    </number:number-style>
    <number:number-style style:name="N180">
      <number:scientific-number number:min-integer-digits="1" number:decimal-places="2" number:min-exponent-digits="2"/>
    </number:number-style>
    <number:number-style style:name="N181">
      <number:number number:min-integer-digits="1" number:grouping="true" number:decimal-places="7"/>
    </number:number-style>
    <number:number-style style:name="N182">
      <number:number number:min-integer-digits="1" number:grouping="true" number:decimal-places="9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